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156cm"/>
    </style:style>
    <style:style style:name="gr2" style:family="graphic" style:parent-style-name="standard">
      <style:graphic-properties draw:fill="none" draw:fill-color="#ffffff" draw:opacity="0%" draw:textarea-horizontal-align="justify" draw:textarea-vertical-align="middle" draw:auto-grow-height="false" fo:min-height="1.75cm" fo:min-width="27.2cm" draw:shadow-opacity="0%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8.107cm"/>
    </style:style>
    <style:style style:name="gr4" style:family="graphic" style:parent-style-name="standard">
      <style:graphic-properties draw:fill-color="#808000" draw:textarea-horizontal-align="justify" draw:textarea-vertical-align="middle" draw:auto-grow-height="false" fo:min-height="1.15cm" fo:min-width="27.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698cm"/>
    </style:style>
    <style:style style:name="gr7" style:family="graphic" style:parent-style-name="standard">
      <style:graphic-properties draw:textarea-horizontal-align="justify" draw:textarea-vertical-align="middle" draw:auto-grow-height="false" fo:min-height="14.85cm" fo:min-width="27.2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11" style:family="graphic" style:parent-style-name="standard">
      <style:graphic-properties draw:fill-color="#0099ff" draw:textarea-horizontal-align="justify" draw:textarea-vertical-align="middle" draw:auto-grow-height="false" fo:min-height="0.75cm" fo:min-width="0.2cm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85cm" fo:min-width="4.656cm"/>
    </style:style>
    <style:style style:name="gr13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8.3cm"/>
    </style:style>
    <style:style style:name="gr14" style:family="graphic" style:parent-style-name="standard">
      <style:graphic-properties draw:textarea-horizontal-align="justify" draw:textarea-vertical-align="middle" draw:auto-grow-height="false" fo:min-height="1.109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1.109cm" fo:min-width="19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08cm" fo:min-width="19.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85cm" fo:min-width="19.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109cm" fo:min-width="19.1cm"/>
    </style:style>
    <style:style style:name="gr19" style:family="graphic" style:parent-style-name="standard">
      <style:graphic-properties draw:textarea-horizontal-align="justify" draw:textarea-vertical-align="middle" draw:auto-grow-height="false" fo:min-height="1.099cm" fo:min-width="5.5cm"/>
    </style:style>
    <style:style style:name="gr20" style:family="graphic" style:parent-style-name="standard">
      <style:graphic-properties draw:textarea-horizontal-align="justify" draw:textarea-vertical-align="middle" draw:auto-grow-height="false" fo:min-height="1.099cm" fo:min-width="19.1cm"/>
    </style:style>
    <style:style style:name="gr21" style:family="graphic" style:parent-style-name="standard">
      <style:graphic-properties draw:textarea-horizontal-align="justify" draw:textarea-vertical-align="middle" draw:auto-grow-height="false" fo:min-height="1.1cm" fo:min-width="5.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1cm" fo:min-width="19.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99cm" fo:min-width="19.1cm"/>
    </style:style>
    <style:style style:name="gr24" style:family="graphic" style:parent-style-name="standard">
      <style:graphic-properties draw:textarea-horizontal-align="justify" draw:textarea-vertical-align="middle" draw:auto-grow-height="false" fo:min-height="1.1cm" fo:min-width="19.1cm"/>
    </style:style>
    <style:style style:name="gr25" style:family="graphic" style:parent-style-name="standard">
      <style:graphic-properties draw:textarea-horizontal-align="justify" draw:textarea-vertical-align="middle" draw:auto-grow-height="false" fo:min-height="1.099cm" fo:min-width="15.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8cm" fo:min-width="0.3cm"/>
    </style:style>
    <style:style style:name="gr27" style:family="graphic" style:parent-style-name="standard">
      <style:graphic-properties draw:textarea-horizontal-align="justify" draw:textarea-vertical-align="middle" draw:auto-grow-height="false" fo:min-height="1.099cm" fo:min-width="1.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797cm" fo:min-width="19.1cm"/>
    </style:style>
    <style:style style:name="gr29" style:family="graphic" style:parent-style-name="standard">
      <style:graphic-properties draw:fill-color="#0099ff" draw:textarea-horizontal-align="justify" draw:textarea-vertical-align="middle" draw:auto-grow-height="false" fo:min-height="1.064cm" fo:min-width="0.2cm"/>
    </style:style>
    <style:style style:name="gr30" style:family="graphic" style:parent-style-name="standard">
      <style:graphic-properties draw:fill-color="#0099ff" draw:textarea-horizontal-align="justify" draw:textarea-vertical-align="middle" draw:auto-grow-height="false" fo:min-height="1.065cm" fo:min-width="0.2cm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0.927cm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.105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1.85cm" fo:min-width="0.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7.3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826cm" fo:min-width="19.1cm"/>
    </style:style>
    <style:style style:name="gr37" style:family="graphic" style:parent-style-name="standard">
      <style:graphic-properties draw:fill-color="#0099ff" draw:textarea-horizontal-align="justify" draw:textarea-vertical-align="middle" draw:auto-grow-height="false" fo:min-height="1.05cm" fo:min-width="0.2cm"/>
    </style:style>
    <style:style style:name="gr38" style:family="graphic" style:parent-style-name="standard">
      <style:graphic-properties draw:fill-color="#0099ff" draw:textarea-horizontal-align="justify" draw:textarea-vertical-align="middle" draw:auto-grow-height="false" fo:min-height="1.15cm" fo:min-width="0.2cm"/>
    </style:style>
    <style:style style:name="gr39" style:family="graphic" style:parent-style-name="standard">
      <style:graphic-properties draw:textarea-horizontal-align="justify" draw:textarea-vertical-align="middle" draw:auto-grow-height="false" fo:min-height="0.982cm" fo:min-width="5.5cm"/>
    </style:style>
    <style:style style:name="gr40" style:family="graphic" style:parent-style-name="standard">
      <style:graphic-properties draw:textarea-horizontal-align="justify" draw:textarea-vertical-align="middle" draw:auto-grow-height="false" fo:min-height="0.982cm" fo:min-width="19.1cm"/>
    </style:style>
    <style:style style:name="gr41" style:family="graphic" style:parent-style-name="standard">
      <style:graphic-properties draw:textarea-horizontal-align="justify" draw:textarea-vertical-align="middle" draw:auto-grow-height="false" fo:min-height="0.982cm" fo:min-width="15.2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508cm" fo:min-width="0.3cm"/>
    </style:style>
    <style:style style:name="gr43" style:family="graphic" style:parent-style-name="standard">
      <style:graphic-properties draw:textarea-horizontal-align="justify" draw:textarea-vertical-align="middle" draw:auto-grow-height="false" fo:min-height="0.982cm" fo:min-width="1.7cm"/>
    </style:style>
    <style:style style:name="gr44" style:family="graphic" style:parent-style-name="standard">
      <style:graphic-properties draw:textarea-horizontal-align="justify" draw:textarea-vertical-align="middle" draw:auto-grow-height="false" fo:min-height="3.445cm" fo:min-width="19.1cm"/>
    </style:style>
    <style:style style:name="gr45" style:family="graphic" style:parent-style-name="standard">
      <style:graphic-properties draw:fill-color="#cfe7f5" draw:textarea-horizontal-align="justify" draw:textarea-vertical-align="middle" draw:auto-grow-height="false" fo:min-height="1.05cm" fo:min-width="25.6cm"/>
    </style:style>
    <style:style style:name="gr46" style:family="graphic" style:parent-style-name="standard">
      <style:graphic-properties draw:textarea-horizontal-align="justify" draw:textarea-vertical-align="middle" draw:auto-grow-height="false" fo:min-height="3.732cm" fo:min-width="6.63cm" fo:wrap-option="no-wrap"/>
    </style:style>
    <style:style style:name="co1" style:family="table-column">
      <style:table-column-properties style:column-width="4.416cm" style:use-optimal-column-width="false"/>
    </style:style>
    <style:style style:name="co2" style:family="table-column">
      <style:table-column-properties style:column-width="4.418cm" style:use-optimal-column-width="false"/>
    </style:style>
    <style:style style:name="co3" style:family="table-column">
      <style:table-column-properties style:column-width="3.821cm" style:use-optimal-column-width="false"/>
    </style:style>
    <style:style style:name="co4" style:family="table-column">
      <style:table-column-properties style:column-width="3.819cm" style:use-optimal-column-width="false"/>
    </style:style>
    <style:style style:name="co5" style:family="table-column">
      <style:table-column-properties style:column-width="3.882cm" style:use-optimal-column-width="false"/>
    </style:style>
    <style:style style:name="co6" style:family="table-column">
      <style:table-column-properties style:column-width="3.881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2.012cm"/>
    </style:style>
    <style:style style:name="ro3" style:family="table-row">
      <style:table-row-properties style:row-height="1.69cm"/>
    </style:style>
    <style:style style:name="ro4" style:family="table-row">
      <style:table-row-properties style:row-height="2.166cm"/>
    </style:style>
    <style:style style:name="ro5" style:family="table-row">
      <style:table-row-properties style:row-height="1.694cm"/>
    </style:style>
    <style:style style:name="ce1" style:family="table-cell">
      <loext:graphic-properties draw:fill-color="#999999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8pt" style:text-underline-style="solid" style:text-underline-width="auto" style:text-underline-color="font-color" style:font-size-asian="18pt" style:font-size-complex="18pt"/>
    </style:style>
    <style:style style:name="ce4" style:family="table-cell">
      <loext:graphic-properties draw:fill-color="#c0c0c0"/>
      <style:paragraph-properties fo:border="0.03pt solid #ffffff"/>
      <style:text-properties fo:font-size="18pt" style:font-size-asian="18pt" style:font-size-complex="18pt"/>
    </style:style>
    <style:style style:name="ce5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size="14pt" style:text-underline-style="solid" style:text-underline-width="auto" style:text-underline-color="font-color" style:font-size-asian="14pt" style:font-size-complex="14pt"/>
    </style:style>
    <style:style style:name="ce6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7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size="16pt" fo:background-color="#ffffff" style:font-size-asian="16pt" style:font-size-complex="16pt"/>
    </style:style>
    <style:style style:name="ce8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4pt" style:text-underline-style="none" style:font-size-asian="14pt" style:font-size-complex="14pt"/>
    </style:style>
    <style:style style:name="ce9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4pt" style:text-underline-style="solid" style:text-underline-width="auto" style:text-underline-color="font-color" style:font-size-asian="14pt" style:font-size-complex="14pt"/>
    </style:style>
    <style:style style:name="ce10" style:family="table-cell">
      <loext:graphic-properties draw:fill-color="#c0c0c0"/>
      <style:paragraph-properties fo:border-left="0.03pt solid #ffffff" fo:border-right="0.03pt solid #ffffff" fo:border-top="none" fo:border-bottom="0.03pt solid #ffffff"/>
      <style:text-properties fo:font-size="16pt" style:text-underline-style="none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-color="#808000"/>
      <style:paragraph-properties fo:text-align="center"/>
    </style:style>
    <style:style style:name="P5" style:family="paragraph">
      <loext:graphic-properties draw:fill-color="#0099ff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e6e6e6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solid" draw:fill-color="#e6e6e6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style:text-properties fo:background-color="#ffffff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e6e6e6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cfe7f5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background-color="#ffffff" style:font-size-asian="16pt" style:font-size-complex="16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6.497cm" svg:height="14.041cm" svg:x="1.555cm" svg:y="5.3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Client</text:span></text:p>
              </table:table-cell>
              <table:table-cell>
                <text:p>Address</text:p>
              </table:table-cell>
              <table:table-cell>
                <text:p>Telephone</text:p>
              </table:table-cell>
              <table:table-cell>
                <text:p>Email</text:p>
              </table:table-cell>
              <table:table-cell>
                <text:p><text:span text:style-name="T2">Comment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</text:span></text:p>
              </table:table-cell>
              <table:table-cell>
                <text:p>Str. d. Friedens 5</text:p>
              </table:table-cell>
              <table:table-cell>
                <text:p>0173635272</text:p>
              </table:table-cell>
              <table:table-cell>
                <text:p>Bsp@Blabla.de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2</text:span></text:p>
              </table:table-cell>
              <table:table-cell>
                <text:p>Str. d. Friedens 5</text:p>
              </table:table-cell>
              <table:table-cell>
                <text:p>0173635272</text:p>
              </table:table-cell>
              <table:table-cell>
                <text:p>Bsp@Blabla.de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3</text:span></text:p>
              </table:table-cell>
              <table:table-cell>
                <text:p>Str. d. Friedens 5</text:p>
              </table:table-cell>
              <table:table-cell>
                <text:p>0173635272</text:p>
              </table:table-cell>
              <table:table-cell>
                <text:p>Bsp@Blabla.de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4</text:span></text:p>
              </table:table-cell>
              <table:table-cell>
                <text:p>Str. d. Friedens 5</text:p>
              </table:table-cell>
              <table:table-cell>
                <text:p>0173635272</text:p>
              </table:table-cell>
              <table:table-cell>
                <text:p>Bsp@Blabla.de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5</text:span></text:p>
              </table:table-cell>
              <table:table-cell>
                <text:p>Str. d. Friedens 5</text:p>
              </table:table-cell>
              <table:table-cell>
                <text:p>0173635272</text:p>
              </table:table-cell>
              <table:table-cell>
                <text:p>Bsp@Blabla.de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8" draw:text-style-name="P1" draw:layer="layout" svg:width="1.6cm" svg:height="1.4cm" svg:x="1.8cm" svg:y="7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7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5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5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3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3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1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1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9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9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9" draw:layer="layout" svg:width="2.656cm" svg:height="1cm" svg:x="25.644cm" svg:y="1.5cm">
          <text:p text:style-name="P1"><text:span text:style-name="T5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156cm" svg:height="1.1cm" svg:x="20.2cm" svg:y="1.4cm">
          <text:p text:style-name="P1"><text:span text:style-name="T5">Welcome Joe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</text:span><text:span text:style-name="T6">Detail/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5.6cm">
          <text:p text:style-name="P1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9.6cm" svg:height="1.359cm" svg:x="8.3cm" svg:y="5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9.47cm">
          <text:p text:style-name="P1"><text:span text:style-name="T5">Addr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9.6cm" svg:height="3.33cm" svg:x="8.3cm" svg:y="9.47cm">
          <text:p text:style-name="P1"><text:span text:style-name="T5">Str. d. Friedens 45</text:span></text:p>
          <text:p text:style-name="P1"><text:span text:style-name="T5">04317 Leipzig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13.456cm">
          <text:p text:style-name="P1"><text:span text:style-name="T5">Teleph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15.441cm">
          <text:p text:style-name="P1"><text:span text:style-name="T5">Em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17.4cm">
          <text:p text:style-name="P1"><text:span text:style-name="T5">Com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9.6cm" svg:height="2.1cm" svg:x="8.3cm" svg:y="17.4cm">
          <text:p text:style-name="P1"><text:span text:style-name="T5">Hier steht ein Kommentar.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9.6cm" svg:height="1.359cm" svg:x="8.3cm" svg:y="13.43cm">
          <text:p text:style-name="P1"><text:span text:style-name="T5">0345271818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9.6cm" svg:height="1.359cm" svg:x="8.3cm" svg:y="15.43cm">
          <text:p text:style-name="P1"><text:span text:style-name="T5">Bsp@Beispiel.com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cm" svg:height="1cm" svg:x="24.9cm" svg:y="3.3cm">
          <text:p text:style-name="P1"><text:span text:style-name="T5">OK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.359cm" svg:x="1.8cm" svg:y="7.5cm">
          <text:p text:style-name="P1"><text:span text:style-name="T5">Cli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9.6cm" svg:height="1.359cm" svg:x="8.3cm" svg:y="7.5cm">
          <text:p text:style-name="P1"><text:span text:style-name="T5">Wurstwaren Mayer GmbH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6.497cm" svg:height="14.041cm" svg:x="1.555cm" svg:y="5.3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ID</text:span></text:p>
              </table:table-cell>
              <table:table-cell>
                <text:p><text:span text:style-name="T2">Target-Date</text:span></text:p>
              </table:table-cell>
              <table:table-cell>
                <text:p><text:span text:style-name="T2">Total Number</text:span></text:p>
              </table:table-cell>
              <table:table-cell>
                <text:p><text:span text:style-name="T2">Total Price</text:span></text:p>
              </table:table-cell>
              <table:table-cell>
                <text:p><text:span text:style-name="T2">Comment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-134</text:span></text:p>
              </table:table-cell>
              <table:table-cell>
                <text:p><text:span text:style-name="T2">2017-04-24</text:span></text:p>
              </table:table-cell>
              <table:table-cell>
                <text:p><text:span text:style-name="T2">124</text:span></text:p>
              </table:table-cell>
              <table:table-cell>
                <text:p><text:span text:style-name="T2">345,56</text:span>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-135</text:span></text:p>
              </table:table-cell>
              <table:table-cell>
                <text:p><text:span text:style-name="T2">2017-05-24</text:span></text:p>
              </table:table-cell>
              <table:table-cell>
                <text:p><text:span text:style-name="T2">124</text:span></text:p>
              </table:table-cell>
              <table:table-cell>
                <text:p><text:span text:style-name="T2">345,56</text:span>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-136</text:span></text:p>
              </table:table-cell>
              <table:table-cell>
                <text:p><text:span text:style-name="T2">2017-04-24</text:span></text:p>
              </table:table-cell>
              <table:table-cell>
                <text:p><text:span text:style-name="T2">124</text:span></text:p>
              </table:table-cell>
              <table:table-cell>
                <text:p><text:span text:style-name="T2">345,56</text:span>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-137</text:span></text:p>
              </table:table-cell>
              <table:table-cell>
                <text:p><text:span text:style-name="T2">2017-04-24</text:span></text:p>
              </table:table-cell>
              <table:table-cell>
                <text:p><text:span text:style-name="T2">124</text:span></text:p>
              </table:table-cell>
              <table:table-cell>
                <text:p><text:span text:style-name="T2">345,56</text:span>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1" table:default-cell-style-name="ce2">
              <table:table-cell/>
              <table:table-cell table:style-name="ce3">
                <text:p><text:span text:style-name="T3">Lieferant1-138</text:span></text:p>
              </table:table-cell>
              <table:table-cell>
                <text:p><text:span text:style-name="T2">2017-04-24</text:span></text:p>
              </table:table-cell>
              <table:table-cell>
                <text:p><text:span text:style-name="T2">124</text:span></text:p>
              </table:table-cell>
              <table:table-cell>
                <text:p><text:span text:style-name="T2">345,56</text:span></text:p>
              </table:table-cell>
              <table:table-cell>
                <text:p><text:span text:style-name="T2">Hier steht ein Kommentar.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6cm" svg:height="1.4cm" svg:x="1.8cm" svg:y="7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7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5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5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3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3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11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11.7cm">
            <text:p text:style-name="P1">delet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6cm" svg:height="1.4cm" svg:x="1.8cm" svg:y="9.7cm">
            <text:p text:style-name="P1">ed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8cm" svg:height="1.4cm" svg:x="3.7cm" svg:y="9.7cm">
            <text:p text:style-name="P1">delete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custom-shape draw:style-name="gr1" draw:text-style-name="P9" draw:layer="layout" svg:width="2.656cm" svg:height="1cm" svg:x="25.644cm" svg:y="1.5cm">
          <text:p text:style-name="P1"><text:span text:style-name="T5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156cm" svg:height="1.1cm" svg:x="20.2cm" svg:y="1.4cm">
          <text:p text:style-name="P1"><text:span text:style-name="T5">Welcome Joe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Lieferant</text:span><text:span text:style-name="T6">1-134</text:span><text:span text:style-name="T4">/</text:span><text:span text:style-name="T6">Detail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cm" svg:height="1.349cm" svg:x="1.8cm" svg:y="5.7cm">
          <text:p text:style-name="P1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6cm" svg:height="1.349cm" svg:x="8.3cm" svg:y="5.7cm">
          <text:p text:style-name="P1"><text:span text:style-name="T5">Lieferant1-134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6cm" svg:height="1.35cm" svg:x="1.8cm" svg:y="7.567cm">
          <text:p text:style-name="P1"><text:span text:style-name="T5">Target D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9.6cm" svg:height="1.35cm" svg:x="8.3cm" svg:y="7.567cm">
          <text:p text:style-name="P1"><text:span text:style-name="T5">2017-04-24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cm" svg:height="1.349cm" svg:x="1.8cm" svg:y="9.539cm">
          <text:p text:style-name="P1"><text:span text:style-name="T5">Target Ti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9.6cm" svg:height="1.349cm" svg:x="8.3cm" svg:y="9.539cm">
          <text:p text:style-name="P1"><text:span text:style-name="T5">08:45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6cm" svg:height="1.35cm" svg:x="1.8cm" svg:y="11.51cm">
          <text:p text:style-name="P1"><text:span text:style-name="T5">Total Numb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9.6cm" svg:height="1.35cm" svg:x="8.3cm" svg:y="11.51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cm" svg:height="1.349cm" svg:x="1.8cm" svg:y="13.482cm">
          <text:p text:style-name="P1"><text:span text:style-name="T5">Total Pric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5.7cm" svg:height="1.349cm" svg:x="8.3cm" svg:y="13.482cm">
          <text:p text:style-name="P1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8cm" svg:height="0.83cm" svg:x="24.5cm" svg:y="13.69cm">
          <text:p text:style-name="P1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2cm" svg:height="1.349cm" svg:x="25.7cm" svg:y="13.482cm">
          <text:p text:style-name="P1"><text:span text:style-name="T5">Show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cm" svg:height="1.349cm" svg:x="1.8cm" svg:y="15.453cm">
          <text:p text:style-name="P1"><text:span text:style-name="T5">Comment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9.6cm" svg:height="4.047cm" svg:x="8.3cm" svg:y="15.453cm">
          <text:p text:style-name="P1"><text:span text:style-name="T5">Hier steht ein Kommentar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cm" svg:height="1cm" svg:x="24.9cm" svg:y="3.3cm">
          <text:p text:style-name="P1"><text:span text:style-name="T5">OK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7cm" svg:height="1.314cm" svg:x="27.2cm" svg:y="7.562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cm" svg:height="1.315cm" svg:x="27.2cm" svg:y="9.533cm">
          <text:p text:style-name="P1">v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6.744cm" svg:height="12.519cm" svg:x="1.555cm" svg:y="5.3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Category</text:p>
              </table:table-cell>
              <table:table-cell>
                <text:p><text:span text:style-name="T2">Product</text:span></text:p>
              </table:table-cell>
              <table:table-cell>
                <text:p><text:span text:style-name="T2">Price / Unit</text:span></text:p>
              </table:table-cell>
              <table:table-cell>
                <text:p><text:span text:style-name="T2">Number</text:span></text:p>
              </table:table-cell>
              <table:table-cell>
                <text:p><text:span text:style-name="T2">Price</text:span></text:p>
              </table:table-cell>
              <table:table-cell>
                <text:p><text:span text:style-name="T2">Comment</text:span></text:p>
              </table:table-cell>
            </table:table-row>
            <table:table-row table:style-name="ro4" table:default-cell-style-name="ce6">
              <table:table-cell table:style-name="ce2"/>
              <table:table-cell table:style-name="ce5">
                <text:p><text:span text:style-name="T7">Wildschwein</text:span></text:p>
              </table:table-cell>
              <table:table-cell table:style-name="ce5">
                <text:p><text:span text:style-name="T7">Keule</text:span></text:p>
              </table:table-cell>
              <table:table-cell>
                <text:p><text:span text:style-name="T8">23,45</text:span></text:p>
              </table:table-cell>
              <table:table-cell table:style-name="ce7">
                <text:p text:style-name="P12"><text:span text:style-name="T9">12</text:span></text:p>
              </table:table-cell>
              <table:table-cell>
                <text:p><text:span text:style-name="T8">23,45</text:span></text:p>
              </table:table-cell>
              <table:table-cell>
                <text:p><text:span text:style-name="T8">Hier steht ein Kommentar.</text:span></text:p>
              </table:table-cell>
            </table:table-row>
            <table:table-row table:style-name="ro4" table:default-cell-style-name="ce6">
              <table:table-cell table:style-name="ce2"/>
              <table:table-cell table:style-name="ce5">
                <text:p><text:span text:style-name="T7">Wildschwein</text:span></text:p>
              </table:table-cell>
              <table:table-cell table:style-name="ce5">
                <text:p><text:span text:style-name="T7">Gulasch</text:span></text:p>
              </table:table-cell>
              <table:table-cell>
                <text:p><text:span text:style-name="T8">19,90</text:span></text:p>
              </table:table-cell>
              <table:table-cell table:style-name="ce7">
                <text:p text:style-name="P12"><text:span text:style-name="T9">12</text:span></text:p>
              </table:table-cell>
              <table:table-cell>
                <text:p><text:span text:style-name="T8">29,45</text:span></text:p>
              </table:table-cell>
              <table:table-cell>
                <text:p><text:span text:style-name="T8">Hier steht ein Kommentar.</text:span></text:p>
              </table:table-cell>
            </table:table-row>
            <table:table-row table:style-name="ro4" table:default-cell-style-name="ce6">
              <table:table-cell table:style-name="ce2"/>
              <table:table-cell table:style-name="ce5">
                <text:p><text:span text:style-name="T7">Reh</text:span></text:p>
              </table:table-cell>
              <table:table-cell table:style-name="ce5">
                <text:p><text:span text:style-name="T7">Filet</text:span></text:p>
              </table:table-cell>
              <table:table-cell>
                <text:p><text:span text:style-name="T8">19,90</text:span></text:p>
              </table:table-cell>
              <table:table-cell table:style-name="ce7">
                <text:p text:style-name="P12"><text:span text:style-name="T9">12</text:span></text:p>
              </table:table-cell>
              <table:table-cell>
                <text:p><text:span text:style-name="T8">29,45</text:span></text:p>
              </table:table-cell>
              <table:table-cell>
                <text:p><text:span text:style-name="T8">Hier steht ein Kommentar.</text:span></text:p>
              </table:table-cell>
            </table:table-row>
            <table:table-row table:style-name="ro4" table:default-cell-style-name="ce6">
              <table:table-cell table:style-name="ce2"/>
              <table:table-cell table:style-name="ce5">
                <text:p><text:span text:style-name="T7">Reh</text:span></text:p>
              </table:table-cell>
              <table:table-cell table:style-name="ce5">
                <text:p><text:span text:style-name="T7">Kamm</text:span></text:p>
              </table:table-cell>
              <table:table-cell>
                <text:p><text:span text:style-name="T8">19,90</text:span></text:p>
              </table:table-cell>
              <table:table-cell table:style-name="ce7">
                <text:p text:style-name="P12"><text:span text:style-name="T9">12</text:span></text:p>
              </table:table-cell>
              <table:table-cell>
                <text:p><text:span text:style-name="T8">29,45</text:span></text:p>
              </table:table-cell>
              <table:table-cell>
                <text:p><text:span text:style-name="T8">Hier steht ein Kommentar.</text:span></text:p>
              </table:table-cell>
            </table:table-row>
            <table:table-row table:style-name="ro4" table:default-cell-style-name="ce6">
              <table:table-cell table:style-name="ce2"/>
              <table:table-cell table:style-name="ce5">
                <text:p><text:span text:style-name="T7">Hirsch</text:span></text:p>
              </table:table-cell>
              <table:table-cell table:style-name="ce5">
                <text:p><text:span text:style-name="T7">Gulasch</text:span></text:p>
              </table:table-cell>
              <table:table-cell>
                <text:p><text:span text:style-name="T8">19,90</text:span></text:p>
              </table:table-cell>
              <table:table-cell table:style-name="ce7">
                <text:p text:style-name="P12"><text:span text:style-name="T9">12</text:span></text:p>
              </table:table-cell>
              <table:table-cell>
                <text:p><text:span text:style-name="T8">29,45</text:span></text:p>
              </table:table-cell>
              <table:table-cell>
                <text:p><text:span text:style-name="T8">Hier steht ein Kommentar.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custom-shape draw:style-name="gr31" draw:text-style-name="P13" draw:layer="layout" svg:width="1.427cm" svg:height="1.5cm" svg:x="1.8cm" svg:y="7.4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5cm" svg:y="7.4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1.427cm" svg:height="1.5cm" svg:x="1.8cm" svg:y="16.1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5cm" svg:y="16.1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8cm" svg:y="13.9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5cm" svg:y="13.9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8cm" svg:y="11.7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5cm" svg:y="11.7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8cm" svg:y="9.6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5cm" svg:y="9.6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4" draw:layer="layout" svg:width="0.6cm" svg:height="2.1cm" svg:x="8.5cm" svg:y="7.1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8.5cm" svg:y="15.8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8.5cm" svg:y="13.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8.5cm" svg:y="11.4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8.5cm" svg:y="9.2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2.4cm" svg:y="7.1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2.4cm" svg:y="15.8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2.4cm" svg:y="13.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2.4cm" svg:y="11.4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2.4cm" svg:y="9.2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Lieferant</text:span><text:span text:style-name="T6">1-134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0.6cm" svg:y="18.8cm">
          <text:p text:style-name="P1">Total Number: <text:s text:c="7"/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4cm" svg:height="1cm" svg:x="24cm" svg:y="18.8cm">
          <text:p text:style-name="P1">Finaliz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7.3cm" svg:y="18.8cm">
          <text:p text:style-name="P1">Total Price: <text:s text:c="7"/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7.8cm" svg:height="1cm" svg:x="16.8cm" svg:y="3.3cm">
          <text:p text:style-name="P1">Duplicate / Take As New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Lieferant</text:span><text:span text:style-name="T6">1-134</text:span><text:span text:style-name="T4">/</text:span><text:span text:style-name="T6">1544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5.6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6cm" svg:height="1.359cm" svg:x="8.3cm" svg:y="5.6cm">
          <text:p text:style-name="P1">154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7.48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7.481cm">
          <text:p text:style-name="P1">Wildschwei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9.46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11.452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13.438cm">
          <text:p text:style-name="P1">Number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13.43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15.424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9.6cm" svg:height="4.076cm" svg:x="8.3cm" svg:y="15.424cm">
          <text:p text:style-name="P1">Hier steht ein Kommentar.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7cm" svg:height="1.3cm" svg:x="27.2cm" svg:y="7.5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9.441cm">
          <text:p text:style-name="P1">Keule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7cm" svg:height="1.4cm" svg:x="27.2cm" svg:y="9.4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11.441cm">
          <text:p text:style-name="P1">12,34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7cm" svg:height="1.3cm" svg:x="27.2cm" svg:y="11.4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OK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Lieferant</text:span><text:span text:style-name="T6">1</text:span><text:span text:style-name="T4">/Lieferant</text:span><text:span text:style-name="T6">1-134</text:span><text:span text:style-name="T4">/</text:span><text:span text:style-name="T6">Summary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6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9.6cm" svg:height="1.232cm" svg:x="8.3cm" svg:y="6.9cm">
          <text:p text:style-name="P1">Lieferant1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8.605cm">
          <text:p text:style-name="P1">Target Date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9.6cm" svg:height="1.232cm" svg:x="8.3cm" svg:y="8.605cm">
          <text:p text:style-name="P1">2017-04-24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10.405cm">
          <text:p text:style-name="P1">Target Time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9.6cm" svg:height="1.232cm" svg:x="8.3cm" svg:y="10.405cm">
          <text:p text:style-name="P1">08:45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12.205cm">
          <text:p text:style-name="P1">Total Number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9.6cm" svg:height="1.232cm" svg:x="8.3cm" svg:y="12.205cm">
          <text:p text:style-name="P1">123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14.005cm">
          <text:p text:style-name="P1">Total Pric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5.7cm" svg:height="1.232cm" svg:x="8.3cm" svg:y="14.005cm">
          <text:p text:style-name="P1">456,56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8cm" svg:height="0.758cm" svg:x="24.5cm" svg:y="14.19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cm" svg:height="1.232cm" svg:x="25.7cm" svg:y="14.005cm">
          <text:p text:style-name="P1">Show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cm" svg:height="1.232cm" svg:x="1.8cm" svg:y="15.80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9.6cm" svg:height="3.695cm" svg:x="8.3cm" svg:y="15.805cm">
          <text:p text:style-name="P1">Hier steht ein Kommentar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Sen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1.5cm" svg:y="3.3cm">
          <text:p text:style-name="P1">Export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6.1cm" svg:height="1.3cm" svg:x="1.8cm" svg:y="5.2cm">
          <text:p text:style-name="P1">Summary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644cm" svg:height="14.213cm" svg:x="1.555cm" svg:y="5.38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/>
              <table:table-cell>
                <text:p>ID</text:p>
              </table:table-cell>
              <table:table-cell>
                <text:p><text:span text:style-name="T2">Category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1</text:span></text:p>
              </table:table-cell>
              <table:table-cell table:style-name="ce9">
                <text:p><text:span text:style-name="T7">Wildschwein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2</text:span></text:p>
              </table:table-cell>
              <table:table-cell table:style-name="ce9">
                <text:p><text:span text:style-name="T7">Reh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3</text:span></text:p>
              </table:table-cell>
              <table:table-cell table:style-name="ce9">
                <text:p><text:span text:style-name="T7">Hirsch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4</text:span></text:p>
              </table:table-cell>
              <table:table-cell table:style-name="ce9">
                <text:p><text:span text:style-name="T7">Lamm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5</text:span></text:p>
              </table:table-cell>
              <table:table-cell table:style-name="ce9">
                <text:p><text:span text:style-name="T7">Pferd</text:span></text:p>
              </table:table-cell>
            </table:table-row>
            <table:table-row table:style-name="ro5" table:default-cell-style-name="ce4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1.427cm" svg:height="1.5cm" svg:x="1.799cm" svg:y="7.4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7.4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6.1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6.1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3.9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3.9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1.7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1.7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9.6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9.6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4">/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11">/</text:span><text:span text:style-name="T6">Wildschwein</text:span><text:span text:style-name="T11">/</text:span><text:span text:style-name="T6">Det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5.6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6cm" svg:height="1.359cm" svg:x="8.3cm" svg:y="5.6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7.48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7.481cm">
          <text:p text:style-name="P1">Wildschwei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OK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644cm" svg:height="14.213cm" svg:x="1.555cm" svg:y="5.38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/>
              <table:table-cell>
                <text:p>ID</text:p>
              </table:table-cell>
              <table:table-cell>
                <text:p><text:span text:style-name="T2">Product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1</text:span></text:p>
              </table:table-cell>
              <table:table-cell table:style-name="ce9">
                <text:p><text:span text:style-name="T7">Keule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2</text:span></text:p>
              </table:table-cell>
              <table:table-cell table:style-name="ce9">
                <text:p><text:span text:style-name="T7">Kamm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3</text:span></text:p>
              </table:table-cell>
              <table:table-cell table:style-name="ce9">
                <text:p><text:span text:style-name="T7">Wickel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4</text:span></text:p>
              </table:table-cell>
              <table:table-cell table:style-name="ce9">
                <text:p><text:span text:style-name="T7">Gulasch</text:span></text:p>
              </table:table-cell>
            </table:table-row>
            <table:table-row table:style-name="ro4">
              <table:table-cell table:style-name="ce2"/>
              <table:table-cell table:style-name="ce8">
                <text:p><text:span text:style-name="T10">5</text:span></text:p>
              </table:table-cell>
              <table:table-cell table:style-name="ce9">
                <text:p><text:span text:style-name="T7">Haxe</text:span></text:p>
              </table:table-cell>
            </table:table-row>
            <table:table-row table:style-name="ro5" table:default-cell-style-name="ce4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1.427cm" svg:height="1.5cm" svg:x="1.799cm" svg:y="7.4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7.4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6.1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6.1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3.9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3.9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1.7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1.7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9.6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9.6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4">/</text:span><text:span text:style-name="T6">Wildschwein</text:span><text:span text:style-name="T4">/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11">/</text:span><text:span text:style-name="T6">Wildschwein</text:span><text:span text:style-name="T11">/</text:span><text:span text:style-name="T6">Gulasch</text:span><text:span text:style-name="T11">/</text:span><text:span text:style-name="T6">Det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5.6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6cm" svg:height="1.359cm" svg:x="8.3cm" svg:y="5.6cm">
          <text:p text:style-name="P1">78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7.481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7.481cm">
          <text:p text:style-name="P1">Gulasc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OK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525cm" svg:height="14.213cm" svg:x="1.555cm" svg:y="5.38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3" table:default-cell-style-name="ce1">
              <table:table-cell/>
              <table:table-cell>
                <text:p>ID</text:p>
              </table:table-cell>
              <table:table-cell>
                <text:p><text:span text:style-name="T2">Price</text:span></text:p>
              </table:table-cell>
              <table:table-cell>
                <text:p><text:span text:style-name="T2">Date</text:span></text:p>
              </table:table-cell>
            </table:table-row>
            <table:table-row table:style-name="ro4" table:default-cell-style-name="ce10">
              <table:table-cell table:style-name="ce2"/>
              <table:table-cell table:style-name="ce8">
                <text:p><text:span text:style-name="T10">1</text:span></text:p>
              </table:table-cell>
              <table:table-cell>
                <text:p><text:span text:style-name="T12">23,56</text:span></text:p>
              </table:table-cell>
              <table:table-cell>
                <text:p><text:span text:style-name="T12">2015-03-23</text:span></text:p>
              </table:table-cell>
            </table:table-row>
            <table:table-row table:style-name="ro4" table:default-cell-style-name="ce10">
              <table:table-cell table:style-name="ce2"/>
              <table:table-cell table:style-name="ce8">
                <text:p><text:span text:style-name="T10">2</text:span></text:p>
              </table:table-cell>
              <table:table-cell>
                <text:p><text:span text:style-name="T12">21,56</text:span></text:p>
              </table:table-cell>
              <table:table-cell>
                <text:p><text:span text:style-name="T12">2016-04-13</text:span></text:p>
              </table:table-cell>
            </table:table-row>
            <table:table-row table:style-name="ro4" table:default-cell-style-name="ce10">
              <table:table-cell table:style-name="ce2"/>
              <table:table-cell table:style-name="ce8">
                <text:p><text:span text:style-name="T10">3</text:span></text:p>
              </table:table-cell>
              <table:table-cell>
                <text:p><text:span text:style-name="T12">19,90</text:span></text:p>
              </table:table-cell>
              <table:table-cell>
                <text:p><text:span text:style-name="T12">2016-07-15</text:span></text:p>
              </table:table-cell>
            </table:table-row>
            <table:table-row table:style-name="ro4" table:default-cell-style-name="ce10">
              <table:table-cell table:style-name="ce2"/>
              <table:table-cell table:style-name="ce8">
                <text:p><text:span text:style-name="T10">4</text:span></text:p>
              </table:table-cell>
              <table:table-cell>
                <text:p><text:span text:style-name="T12">15,90</text:span></text:p>
              </table:table-cell>
              <table:table-cell>
                <text:p><text:span text:style-name="T12">2017-01-18</text:span></text:p>
              </table:table-cell>
            </table:table-row>
            <table:table-row table:style-name="ro4" table:default-cell-style-name="ce10">
              <table:table-cell table:style-name="ce2"/>
              <table:table-cell table:style-name="ce8">
                <text:p><text:span text:style-name="T10">5</text:span></text:p>
              </table:table-cell>
              <table:table-cell>
                <text:p><text:span text:style-name="T12">16,99</text:span></text:p>
              </table:table-cell>
              <table:table-cell>
                <text:p><text:span text:style-name="T12">2017-03-05</text:span></text:p>
              </table:table-cell>
            </table:table-row>
            <table:table-row table:style-name="ro5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cm" svg:x="1.5cm" svg:y="3.3cm">
          <text:p text:style-name="P1">1 | 2 | 3 | 4 | <text:s/>… <text:s/>| 1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98cm" svg:height="1cm" svg:x="8.1cm" svg:y="3.3cm">
          <text:p text:style-name="P1">number / pa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cm" svg:height="1cm" svg:x="13.1cm" svg:y="3.3cm">
          <text:p text:style-name="P1">v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3" draw:layer="layout" svg:width="1.427cm" svg:height="1.5cm" svg:x="1.799cm" svg:y="7.4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7.4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6.1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6.1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3.9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3.9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11.7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11.7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3" draw:layer="layout" svg:width="1.427cm" svg:height="1.5cm" svg:x="1.799cm" svg:y="9.6cm">
            <text:p text:style-name="P1"><text:span text:style-name="T8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3" draw:layer="layout" svg:width="1.605cm" svg:height="1.5cm" svg:x="3.494cm" svg:y="9.6cm">
            <text:p text:style-name="P1"><text:span text:style-name="T8">delete</text:span></text:p>
            <draw:enhanced-geometry svg:viewBox="0 0 21600 21600" draw:type="rectangle" draw:enhanced-path="M 0 0 L 21600 0 21600 21600 0 21600 0 0 Z N"/>
          </draw:custom-shape>
        </draw:g>
        <draw:custom-shape draw:style-name="gr46" draw:text-style-name="P1" draw:layer="layout" svg:width="7.7cm" svg:height="4.3cm" svg:x="18.9cm" svg:y="7.8cm">
          <text:p text:style-name="P1">Preis mit neuestem</text:p>
          <text:p text:style-name="P1">Datum zählt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4">/</text:span><text:span text:style-name="T6">Wildschwein</text:span><text:span text:style-name="T4">/</text:span><text:span text:style-name="T6">Price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6.5cm" svg:y="7.1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6.5cm" svg:y="15.8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6.5cm" svg:y="13.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6.5cm" svg:y="11.4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6cm" svg:height="2.1cm" svg:x="16.5cm" svg:y="9.2cm">
          <text:p text:style-name="P1">v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1" draw:text-style-name="P1" draw:layer="layout" svg:width="2.656cm" svg:height="1cm" svg:x="25.644cm" svg:y="1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cm" svg:x="1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07cm" svg:height="1.6cm" svg:x="1.593cm" svg:y="1cm">
          <text:p text:style-name="P1"><text:span text:style-name="T1">Universelle Bestell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7cm" svg:height="15.1cm" svg:x="1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.4cm" svg:x="1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156cm" svg:height="1.1cm" svg:x="20.2cm" svg:y="1.4cm">
          <text:p text:style-name="P1">Welcome Jo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8cm" svg:height="1cm" svg:x="10.3cm" svg:y="1.5cm">
          <text:p text:style-name="P7"><text:span text:style-name="T4">/</text:span><text:span text:style-name="T6">Category</text:span><text:span text:style-name="T11">/</text:span><text:span text:style-name="T6">Wildschwein/Price</text:span><text:span text:style-name="T11">/</text:span><text:span text:style-name="T6">1</text:span><text:span text:style-name="T11">/</text:span><text:span text:style-name="T6">Det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5.6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9.6cm" svg:height="1.359cm" svg:x="8.3cm" svg:y="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7.481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7.481cm">
          <text:p text:style-name="P1">2017-03-0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1cm" svg:x="24.9cm" svg:y="3.3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1.359cm" svg:x="1.8cm" svg:y="9.4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9.6cm" svg:height="1.359cm" svg:x="8.3cm" svg:y="9.4cm">
          <text:p text:style-name="P1">19,99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7cm" svg:height="1.3cm" svg:x="27.2cm" svg:y="7.5cm">
          <text:p text:style-name="P1">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</meta:initial-creator>
    <meta:creation-date>2017-03-12T11:52:22.275360304</meta:creation-date>
    <dc:date>2017-03-12T21:37:55.165154197</dc:date>
    <dc:creator>Jörg </dc:creator>
    <meta:editing-duration>PT33M44S</meta:editing-duration>
    <meta:editing-cycles>23</meta:editing-cycles>
    <meta:generator>LibreOffice/5.1.5.2$Linux_X86_64 LibreOffice_project/10m0$Build-2</meta:generator>
    <meta:document-statistic meta:object-count="313"/>
  </office:meta>
</office:document-meta>
</file>